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c1a" officeooo:paragraph-rsid="00039c1a"/>
    </style:style>
    <style:style style:name="P2" style:family="paragraph" style:parent-style-name="Standard" style:list-style-name="L1">
      <style:text-properties officeooo:rsid="00039c1a" officeooo:paragraph-rsid="00039c1a"/>
    </style:style>
    <style:style style:name="P3" style:family="paragraph" style:parent-style-name="Standard" style:list-style-name="L2">
      <style:text-properties officeooo:rsid="00039c1a" officeooo:paragraph-rsid="00039c1a"/>
    </style:style>
    <style:style style:name="P4" style:family="paragraph" style:parent-style-name="Standard" style:list-style-name="L3">
      <style:text-properties officeooo:rsid="00039c1a" officeooo:paragraph-rsid="0008dacb"/>
    </style:style>
    <style:style style:name="P5" style:family="paragraph" style:parent-style-name="Standard" style:list-style-name="L4">
      <style:text-properties officeooo:rsid="00039c1a" officeooo:paragraph-rsid="00039c1a"/>
    </style:style>
    <style:style style:name="P6" style:family="paragraph" style:parent-style-name="Standard" style:list-style-name="L5">
      <style:text-properties officeooo:rsid="00039c1a" officeooo:paragraph-rsid="00039c1a"/>
    </style:style>
    <style:style style:name="P7" style:family="paragraph" style:parent-style-name="Standard" style:list-style-name="L6">
      <style:text-properties officeooo:rsid="00039c1a" officeooo:paragraph-rsid="00039c1a"/>
    </style:style>
    <style:style style:name="P8" style:family="paragraph" style:parent-style-name="Standard" style:list-style-name="L3">
      <style:text-properties officeooo:paragraph-rsid="00039c1a"/>
    </style:style>
    <style:style style:name="P9" style:family="paragraph" style:parent-style-name="Standard">
      <style:text-properties officeooo:rsid="001119ea" officeooo:paragraph-rsid="001119ea"/>
    </style:style>
    <style:style style:name="P10" style:family="paragraph" style:parent-style-name="Standard" style:list-style-name="L7">
      <style:text-properties officeooo:paragraph-rsid="001119ea"/>
    </style:style>
    <style:style style:name="P11" style:family="paragraph" style:parent-style-name="Standard" style:list-style-name="L7">
      <style:text-properties officeooo:paragraph-rsid="0011cae5"/>
    </style:style>
    <style:style style:name="P12" style:family="paragraph" style:parent-style-name="Standard" style:list-style-name="L8">
      <style:text-properties officeooo:paragraph-rsid="001119ea"/>
    </style:style>
    <style:style style:name="T1" style:family="text">
      <style:text-properties officeooo:rsid="0004941d"/>
    </style:style>
    <style:style style:name="T2" style:family="text">
      <style:text-properties officeooo:rsid="000539d7"/>
    </style:style>
    <style:style style:name="T3" style:family="text">
      <style:text-properties officeooo:rsid="0006e017"/>
    </style:style>
    <style:style style:name="T4" style:family="text">
      <style:text-properties officeooo:rsid="0009ac46"/>
    </style:style>
    <style:style style:name="T5" style:family="text">
      <style:text-properties officeooo:rsid="000add5d"/>
    </style:style>
    <style:style style:name="T6" style:family="text">
      <style:text-properties officeooo:rsid="000cd1ec"/>
    </style:style>
    <style:style style:name="T7" style:family="text">
      <style:text-properties officeooo:rsid="001119ea"/>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8.255cm" fo:text-indent="-0.635cm" fo:margin-left="8.255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8.89cm" fo:text-indent="-0.635cm" fo:margin-left="8.89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ns le cadre de la matière "ingénierie des logiciels libres", la promotion M2SILI avait pour mission de créer un compilateur pour le langage "EZ language". Plusieurs groupes se sont formés afin de mener à bien ce projet : </text:p>
      <text:list xml:id="list773878758959469566" text:style-name="L7">
        <text:list-item>
          <text:p text:style-name="P10"><text:span text:style-name="T7">groupe organisation : <text:s text:c="2"/>ce groupe avait pour mission de mettre en place l'organisation globale du projet, gérer la communication entre les groupes, choisir les technologies à utiliser pour la réalisation projet, gérer une affectation des taches de manière équitable ainsi que de mettre en place la plateforme d'intégration continue. </text:span></text:p>
        </text:list-item>
        <text:list-item>
          <text:p text:style-name="P11"><text:span text:style-name="T7">groupe architecture : <text:s text:c="2"/>nos architectes ont mis en œuvre tout leur savoir faire afin de réaliser : <text:s text:c="12"/></text:span></text:p>
          <text:list>
            <text:list-item>
              <text:list>
                <text:list-header>
                  <text:p text:style-name="P11"><text:span text:style-name="T7">--&gt; la création du fichier de compilation (le makefile) <text:s text:c="10"/></text:span></text:p>
                </text:list-header>
              </text:list>
            </text:list-item>
          </text:list>
        </text:list-item>
      </text:list>
      <text:p text:style-name="P9"><text:tab/><text:tab/> <text:s/>--&gt; la gestion des options de compilation <text:s text:c="11"/></text:p>
      <text:p text:style-name="P9"><text:tab/><text:tab/> --&gt; la gestion du déploiement <text:s text:c="11"/></text:p>
      <text:p text:style-name="P9"><text:tab/><text:tab/> --&gt; la gestion de la coloration syntaxique </text:p>
      <text:list xml:id="list7828819908109824608" text:style-name="L8">
        <text:list-item>
          <text:p text:style-name="P12"><text:span text:style-name="T7">groupe langage : ce groupe s'est occupé de la rédaction des spécifications du langage afin de permettre la création du compilateur </text:span></text:p>
        </text:list-item>
        <text:list-item>
          <text:p text:style-name="P12"><text:span text:style-name="T7">groupe compilation : <text:s/>ce groupe était constitué des développeurs chargés du développement du compilateur basé sur les spécifications du langage </text:span></text:p>
        </text:list-item>
        <text:list-item>
          <text:p text:style-name="P12"><text:span text:style-name="T7">groupe diffusion : le groupe s'est occupé de la présentation du langage via un site internet, ainsi que de la création des tutoriels et de la publication de la documentation associée au langage. Ces publications sont disponibles en français et en anglais.</text:span></text:p>
          <text:p text:style-name="P12"/>
        </text:list-item>
      </text:list>
      <text:p text:style-name="P9"><text:s/>Le but de la création du langage EZ et de son compilateur était de mettre en place un langage procédural, proche du C++ mais qui soit plus facile d'utilisation : un langage verbal plus explicite qui faciliterait l'apprentissage d'un développeur débu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3:58:17.868920025</meta:creation-date>
    <dc:date>2017-02-02T11:12:47.996202387</dc:date>
    <meta:editing-duration>PT14M50S</meta:editing-duration>
    <meta:editing-cycles>12</meta:editing-cycles>
    <meta:generator>LibreOffice/5.1.4.2$Linux_X86_64 LibreOffice_project/10m0$Build-2</meta:generator>
    <meta:document-statistic meta:table-count="0" meta:image-count="0" meta:object-count="0" meta:page-count="1" meta:paragraph-count="12" meta:word-count="267" meta:character-count="1672" meta:non-whitespace-character-count="1358"/>
  </office:meta>
</office:document-meta>
</file>